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Merriweather" svg:font-family="Merriweather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/>
    </style:style>
    <style:style style:name="P3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12pt" style:font-name-asian="Trebuchet MS1" style:font-size-asian="12pt" style:font-name-complex="Trebuchet MS1" style:font-size-complex="12pt" fo:background-color="#ffffff"/>
    </style:style>
    <style:style style:name="P5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22pt" fo:font-weight="bold" style:font-size-asian="22pt" style:font-weight-asian="bold" style:font-size-complex="22pt"/>
    </style:style>
    <style:style style:name="T2" style:family="text">
      <style:text-properties style:font-name="Merriweather" fo:font-size="18pt" style:font-name-asian="Merriweather1" style:font-size-asian="18pt" style:font-name-complex="Merriweather1" style:font-size-complex="18pt"/>
    </style:style>
    <style:style style:name="T3" style:family="text">
      <style:text-properties style:font-name="Trebuchet MS" fo:font-size="12pt" style:font-name-asian="Trebuchet MS1" style:font-size-asian="12pt" style:font-name-complex="Trebuchet MS1" style:font-size-complex="12pt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UP </text:span><text:span text:style-name="T2">&amp;</text:span><text:span text:style-name="T1"> DOWN</text:span></text:p>
      <text:p text:style-name="P2"/>
      <text:p text:style-name="P3"/>
      <text:p text:style-name="P1"><text:span text:style-name="T3">"Down" is simply the direction gravity is pulling you, and "up" is just the opposite direction.</text:span></text:p>
      <text:p text:style-name="P4"/>
      <text:p text:style-name="P1"><text:span text:style-name="T3">Astronauts on the International Space Station, they seem to be floating around with no sense of up or down.</text:span></text:p>
      <text:p text:style-name="P4"/>
      <text:p text:style-name="P4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Merriweather" svg:font-family="Merriweather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3" meta:word-count="38" meta:character-count="211" meta:non-whitespace-character-count="176"/>
    <meta:generator>LibreOfficeDev/6.0.5.2$Linux_X86_64 LibreOffice_project/</meta:generator>
  </office:meta>
</office:document-meta>
</file>